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2fafd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0c61c" officeooo:paragraph-rsid="0020c61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dd4e6" officeooo:paragraph-rsid="002dd4e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afdf" officeooo:paragraph-rsid="002fafd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ebddf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ebd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0c61c" officeooo:paragraph-rsid="0020c61c" style:font-size-asian="12pt" style:font-style-asian="italic" style:font-weight-asian="normal" style:font-name-complex="DejaVu Sans Condensed2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3ebddf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dd4e6" officeooo:paragraph-rsid="002dd4e6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dd4e6" officeooo:paragraph-rsid="002fafdf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a2a25" officeooo:paragraph-rsid="002a2a25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fafdf" officeooo:paragraph-rsid="002fafdf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0c61c" officeooo:paragraph-rsid="0020c61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2dd4e6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2fafdf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rsid="0040795f" officeooo:paragraph-rsid="0040795f" style:font-weight-asian="normal" style:font-name-complex="DejaVu Sans Condensed2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weight="normal" officeooo:rsid="0040795f" officeooo:paragraph-rsid="0040795f" style:font-weight-asian="normal" style:font-name-complex="DejaVu Sans Condensed2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weight="normal" officeooo:rsid="0040795f" officeooo:paragraph-rsid="0040795f" style:font-weight-asian="normal" style:font-name-complex="DejaVu Sans Condensed2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weight="normal" style:font-weight-asian="normal" style:font-name-complex="DejaVu Sans Condensed2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paragraph-rsid="003af32b" style:font-weight-asian="normal" style:font-name-complex="DejaVu Sans Condensed2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rsid="00432181" officeooo:paragraph-rsid="00432181" style:font-weight-asian="normal" style:font-name-complex="DejaVu Sans Condensed2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0c61c" officeooo:paragraph-rsid="003af32b" style:font-size-asian="12pt" style:font-weight-asian="normal" style:font-name-complex="DejaVu Sans Condensed2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weight="bold" officeooo:rsid="00432181" officeooo:paragraph-rsid="00432181" style:font-weight-asian="bold" style:font-name-complex="DejaVu Sans Condensed2" style:font-weight-complex="bold"/>
    </style:style>
    <style:style style:name="T1" style:family="text">
      <style:text-properties style:font-name="DejaVu Sans Condensed1" fo:font-size="12pt" fo:font-weight="normal" officeooo:rsid="002dd4e6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2fafdf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05982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326e6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dd4e6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fafdf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680d3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8501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cdc33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2e19b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ec73" style:font-weight-asian="bold" style:font-weight-complex="bold"/>
    </style:style>
    <style:style style:name="T15" style:family="text">
      <style:text-properties fo:font-weight="bold" officeooo:rsid="00411d4d" style:font-weight-asian="bold" style:font-weight-complex="bold"/>
    </style:style>
    <style:style style:name="T16" style:family="text">
      <style:text-properties officeooo:rsid="002a2a25"/>
    </style:style>
    <style:style style:name="T17" style:family="text">
      <style:text-properties officeooo:rsid="002bec73"/>
    </style:style>
    <style:style style:name="T18" style:family="text">
      <style:text-properties officeooo:rsid="0035db3e"/>
    </style:style>
    <style:style style:name="T19" style:family="text">
      <style:text-properties officeooo:rsid="0040795f"/>
    </style:style>
    <style:style style:name="T20" style:family="text">
      <style:text-properties officeooo:rsid="00411d4d"/>
    </style:style>
    <style:style style:name="T21" style:family="text">
      <style:text-properties officeooo:rsid="00432181"/>
    </style:style>
    <style:style style:name="T22" style:family="text">
      <style:text-properties officeooo:rsid="004541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7">1<text:span text:style-name="T18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0"><text:span text:style-name="T9">5</text:span><text:span text:style-name="T11">0</text:span><text:span text:style-name="T12">2</text:span><text:span text:style-name="T6"> - </text:span><text:span text:style-name="T4">A/G </text:span><text:span text:style-name="T5">- </text:span><text:span text:style-name="T10">Unguided bombs</text:span></text:p>
      <text:p text:style-name="P3"/>
      <text:p text:style-name="P1"><text:span text:style-name="T13">Master Arm</text:span> ... <text:span text:style-name="T13">ON</text:span></text:p>
      <text:p text:style-name="P1"><text:span text:style-name="T13">Master Mode</text:span> ... <text:span text:style-name="T13">A/G</text:span></text:p>
      <text:p text:style-name="P1"/>
      <text:p text:style-name="P5">Gun/Strafing</text:p>
      <text:list text:style-name="L1">
        <text:list-item>
          <text:p text:style-name="P11">Select <text:span text:style-name="T13">GUN</text:span> and <text:span text:style-name="T13">STRF</text:span> on <text:span text:style-name="T13">SMS</text:span> page.</text:p>
        </text:list-item>
        <text:list-item>
          <text:p text:style-name="P16"><text:span text:style-name="T1">If using CCIP/CCRP weapons, pressing </text:span><text:span text:style-name="T7">Flip-down Trigger</text:span><text:span text:style-name="T1"> will cycle </text:span><text:span text:style-name="T7">CCIP/CCRP/STRF</text:span><text:span text:style-name="T1">.</text:span></text:p>
        </text:list-item>
        <text:list-item>
          <text:p text:style-name="P11">Radar should be on (or in standby) for ranging, or TPOD laser can be used (LASER ARM switch ON).</text:p>
        </text:list-item>
        <text:list-item>
          <text:p text:style-name="P11">Pipper on HUD shows range. <text:s/>12000 ft at the top, <text:span text:style-name="T13">6000 ft (in range)</text:span> at the bottom.</text:p>
        </text:list-item>
        <text:list-item>
          <text:p text:style-name="P11">Press <text:span text:style-name="T13">Trigger</text:span> to fire.</text:p>
        </text:list-item>
      </text:list>
      <text:p text:style-name="P1"/>
      <text:p text:style-name="P6">Rockets</text:p>
      <text:list text:style-name="L2">
        <text:list-item>
          <text:p text:style-name="P17"><text:span text:style-name="T1">Select </text:span><text:span text:style-name="T2">rockets (nnM151, </text:span><text:span text:style-name="T3">where nn is number of rockets remaining</text:span><text:span text:style-name="T2">) </text:span><text:span text:style-name="T1">on </text:span><text:span text:style-name="T7">SMS</text:span><text:span text:style-name="T1"> page.</text:span></text:p>
        </text:list-item>
        <text:list-item>
          <text:p text:style-name="P12">Radar should be on (or in standby) for ranging, or TPOD laser can be used (LASER ARM switch ON).</text:p>
        </text:list-item>
        <text:list-item>
          <text:p text:style-name="P17"><text:span text:style-name="T1">Pipper on HUD </text:span><text:span text:style-name="T2">will have a short horizontal bar above it when in range, </text:span><text:span text:style-name="T8">8000 ft</text:span><text:span text:style-name="T2"> slant</text:span><text:span text:style-name="T1">.</text:span></text:p>
        </text:list-item>
        <text:list-item>
          <text:p text:style-name="P17"><text:span text:style-name="T1">Press </text:span><text:span text:style-name="T8">Red Button</text:span><text:span text:style-name="T1"> to fire.</text:span></text:p>
        </text:list-item>
      </text:list>
      <text:p text:style-name="P2"/>
      <text:p text:style-name="P4">CCIP/<text:span text:style-name="T16">CCRP</text:span> bombing</text:p>
      <text:list text:style-name="L3">
        <text:list-item>
          <text:p text:style-name="P13">Select bombs in <text:span text:style-name="T13">SMS</text:span> page.</text:p>
        </text:list-item>
        <text:list-item>
          <text:p text:style-name="P13">Set <text:span text:style-name="T13">SGL/PAIR</text:span>, <text:span text:style-name="T14">interval</text:span><text:span text:style-name="T17">, </text:span>and <text:span text:style-name="T13">RPL</text:span> settings with OSBs.</text:p>
        </text:list-item>
        <text:list-item>
          <text:p text:style-name="P13">Press <text:span text:style-name="T13">Flip-down Trigger</text:span> to cycle <text:span text:style-name="T13">CCIP/CCRP/STRF</text:span> modes, or press the OSB at the top of the SMS page.</text:p>
        </text:list-item>
        <text:list-item>
          <text:p text:style-name="P14">Press <text:span text:style-name="T13">Red Button</text:span> to drop.</text:p>
        </text:list-item>
      </text:list>
      <text:list text:style-name="L4">
        <text:list-item>
          <text:p text:style-name="P15">If CCIP fall line has small horizontal bar on it ("reflected cue"), put CCIP dot on target and hold pickle to enter CCRP mode until bombs drop.</text:p>
        </text:list-item>
        <text:list-item>
          <text:p text:style-name="P15">With CBU 87 and CBU 97, NSTL fuze makes it burst at height shown on SMS page, NOSE fuze makes it burst immediately.</text:p>
        </text:list-item>
      </text:list>
      <text:p text:style-name="P9"><text:span text:style-name="T19">T</text:span>oss bombing<text:span text:style-name="T22"> with CCRP</text:span></text:p>
      <text:list xml:id="list625689057" text:style-name="L5">
        <text:list-item>
          <text:p text:style-name="P18">Set desired release angle on <text:span text:style-name="T13">SMS</text:span> &gt; <text:span text:style-name="T13">CNTL</text:span> &gt; <text:span text:style-name="T13">REL ANG</text:span> (bottom right). <text:s/>Default is 45 deg.<text:span text:style-name="T21"> <text:s/>25-30 deg recommended.</text:span></text:p>
        </text:list-item>
        <text:list-item>
          <text:p text:style-name="P23">At about 10 nmi from the target, range diagram will appear on right side of HUD. <text:s/>Caret shows your current range to the target, "staple" shows the toss envelope. <text:s/>Timer at bottom right of HUD shows time to reach max toss range (top of staple).</text:p>
        </text:list-item>
        <text:list-item>
          <text:p text:style-name="P18">At 10<text:span text:style-name="T21">??</text:span> seconds from max toss range (top of staple), two cues appear on azimuth steering line:</text:p>
        </text:list-item>
      </text:list>
      <text:list xml:id="list3750998475" text:style-name="L6">
        <text:list-item>
          <text:list>
            <text:list-item>
              <text:p text:style-name="P20"><text:span text:style-name="T22">Short</text:span> thick bar coming down from the top is the range cue. <text:s/>When it reaches the velocity vector, you will begin the pull-up.</text:p>
            </text:list-item>
            <text:list-item>
              <text:p text:style-name="P20"><text:span text:style-name="T22">Long</text:span> thin bar coming up from the bottom is the pull-up cue; when you begin the pull-up, you'll pull to keep the velocity vector on that line as it continues up to the release angle.</text:p>
            </text:list-item>
          </text:list>
        </text:list-item>
      </text:list>
      <text:list xml:id="list93941318479670" text:continue-list="list625689057" text:style-name="L5">
        <text:list-item>
          <text:p text:style-name="P18">At <text:span text:style-name="T13">2 seconds from max toss range</text:span> (top of staple), the Max Toss Anticipation Cue appears: a large circle on the HUD.<text:span text:style-name="T21"> <text:s/>It's just to alert you to be ready to do the pullup.</text:span></text:p>
        </text:list-item>
        <text:list-item>
          <text:p text:style-name="P25">Press and hold pickle button.</text:p>
        </text:list-item>
        <text:list-item>
          <text:p text:style-name="P18">At the max toss range, the two cues intersect at the velocity vector, the large circle begins flashing for 2 seconds, the short thi<text:span text:style-name="T21">c</text:span>k bar resets to the top of the azimuth steering line, and the wide thin bar zooms upwards. <text:s/><text:span text:style-name="T13">Pull to follow the wide thin bar</text:span><text:span text:style-name="T15">, approx 4 G.</text:span></text:p>
        </text:list-item>
        <text:list-item>
          <text:p text:style-name="P23">Bombs will release automatically<text:span text:style-name="T22"> when the velocity vector meets the range cue (short thick bar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weight="normal" style:font-weight-asian="normal" style:font-weight-complex="norma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6H3M2S</meta:editing-duration>
    <meta:editing-cycles>50</meta:editing-cycles>
    <meta:generator>LibreOffice/7.5.2.2$Windows_X86_64 LibreOffice_project/53bb9681a964705cf672590721dbc85eb4d0c3a2</meta:generator>
    <dc:date>2024-06-27T09:39:40.837000000</dc:date>
    <meta:document-statistic meta:table-count="1" meta:image-count="0" meta:object-count="0" meta:page-count="1" meta:paragraph-count="37" meta:word-count="506" meta:character-count="2598" meta:non-whitespace-character-count="2145"/>
  </office:meta>
</office:document-meta>
</file>